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52cm"/>
    </style:style>
    <style:style style:name="co2" style:family="table-column">
      <style:table-column-properties fo:break-before="auto" style:column-width="6.29cm"/>
    </style:style>
    <style:style style:name="co3" style:family="table-column">
      <style:table-column-properties fo:break-before="auto" style:column-width="7.2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173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2.184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Roue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Lien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Quantité</text:p>
          </table:table-cell>
          <table:table-cell table:style-name="ce1" office:value-type="string" calcext:value-type="string">
            <text:p>Prix total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Roulement</text:p>
          </table:table-cell>
          <table:table-cell office:value-type="string" calcext:value-type="string">
            <text:p>123Roulements</text:p>
          </table:table-cell>
          <table:table-cell table:style-name="ce3" office:value-type="string" calcext:value-type="string">
            <text:p><text:a xlink:href="https://www.123roulement.com/roulement-palier/roulement-bille/simple-rangee/699-2rs#container-tech-schema" xlink:type="simple">Roulement à billes 699-2rs - 9x20x6 mm | 123roulement</text:a> 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9mm diamète int, 20mm diamètre ext, 6mm largeur</text:p>
          </table:table-cell>
          <table:table-cell office:value-type="float" office:value="4" calcext:value-type="float">
            <text:p>4</text:p>
          </table:table-cell>
          <table:table-cell table:formula="of:=[.D3]*[.F3]" office:value-type="float" office:value="8.8" calcext:value-type="float">
            <text:p>8,8</text:p>
          </table:table-cell>
        </table:table-row>
        <table:table-row table:style-name="ro3">
          <table:table-cell office:value-type="string" calcext:value-type="string">
            <text:p>Circlip</text:p>
          </table:table-cell>
          <table:table-cell office:value-type="string" calcext:value-type="string">
            <text:p>123Roulements</text:p>
          </table:table-cell>
          <table:table-cell table:style-name="ce3" office:value-type="string" calcext:value-type="string">
            <text:p><text:a xlink:href="https://www.123roulement.com/accessoire/circlip/exterieur/circlip-ext-9#container-tech-schema" xlink:type="simple">Circlip extérieur circlip-ext-9 - 8.4x11.8x1 mm | 123roulement</text:a> 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4]*[.F4]" office:value-type="float" office:value="1.9" calcext:value-type="float">
            <text:p>1,9</text:p>
          </table:table-cell>
        </table:table-row>
        <table:table-row table:style-name="ro3">
          <table:table-cell office:value-type="string" calcext:value-type="string">
            <text:p>Joint de cardan</text:p>
          </table:table-cell>
          <table:table-cell office:value-type="string" calcext:value-type="string">
            <text:p>Norelem</text:p>
          </table:table-cell>
          <table:table-cell table:style-name="ce3" office:value-type="string" calcext:value-type="string">
            <text:p><text:a xlink:href="https://www.norelem.fr/fr/Aperçu+du+produit/Systèmes-et-composants-pour-la-construction-de-machines-et-d%27installations/23000/Joints-de-cardan/Joint-de-cardan-simple-avec-palier-lisse-Finition-moyenne-DIN-808/Joint-De-Cardan-simple-acier-naturel/p/23409-08042?cad=active" xlink:type="simple">Joint De Cardan simple acier naturel | norelem FR</text:a> </text:p>
          </table:table-cell>
          <table:table-cell office:value-type="float" office:value="9.54" calcext:value-type="float">
            <text:p>9,5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5]*[.F5]" office:value-type="float" office:value="19.08" calcext:value-type="float">
            <text:p>19,0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3:.G5])" office:value-type="float" office:value="29.78" calcext:value-type="float">
            <text:p>29,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4T10:22:59.330000000</meta:creation-date>
    <dc:date>2024-07-04T10:29:50.855000000</dc:date>
    <meta:editing-duration>PT6M51S</meta:editing-duration>
    <meta:editing-cycles>1</meta:editing-cycles>
    <meta:document-statistic meta:table-count="1" meta:cell-count="28" meta:object-count="0"/>
    <meta:generator>LibreOffice/7.5.2.2$Windows_X86_64 LibreOffice_project/53bb9681a964705cf672590721dbc85eb4d0c3a2</meta:generator>
  </office:meta>
</office:document-meta>
</file>